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ección 1: Uso de <text:span text:style-name="Source_20_Text">man</text:span>, <text:span text:style-name="Source_20_Text">help</text:span>, y tipos de comandos</text:h>
      <text:h text:style-name="P2" text:outline-level="3">Tipo Test (solo una opción correcta)</text:h>
      <text:list text:style-name="L1">
        <text:list-item>
          <text:p text:style-name="P3">¿Qué comando muestra ayuda sobre otro comando en el shell bash?</text:p>
          <text:list>
            <text:list-item>
              <text:p text:style-name="P4">a) <text:span text:style-name="Source_20_Text">man</text:span></text:p>
            </text:list-item>
            <text:list-item>
              <text:p text:style-name="P4">b) <text:span text:style-name="Source_20_Text">info</text:span></text:p>
            </text:list-item>
            <text:list-item>
              <text:p text:style-name="P4">c) <text:span text:style-name="Source_20_Text">help</text:span></text:p>
            </text:list-item>
            <text:list-item>
              <text:p text:style-name="P3">d) <text:span text:style-name="Source_20_Text">--help</text:span></text:p>
            </text:list-item>
          </text:list>
          <text:p text:style-name="P3"><text:span text:style-name="Strong_20_Emphasis">✅ Respuesta: </text:span>c) <text:span text:style-name="Source_20_Text">help</text:span></text:p>
        </text:list-item>
        <text:list-item>
          <text:p text:style-name="P3">¿Cuál es la forma más rápida de ver las opciones disponibles para el comando <text:span text:style-name="Source_20_Text">ls</text:span>?</text:p>
          <text:list>
            <text:list-item>
              <text:p text:style-name="P4">a) <text:span text:style-name="Source_20_Text">ls --help</text:span></text:p>
            </text:list-item>
            <text:list-item>
              <text:p text:style-name="P4">b) <text:span text:style-name="Source_20_Text">man ls</text:span></text:p>
            </text:list-item>
            <text:list-item>
              <text:p text:style-name="P4">c) <text:span text:style-name="Source_20_Text">help ls</text:span></text:p>
            </text:list-item>
            <text:list-item>
              <text:p text:style-name="P3">d) <text:span text:style-name="Source_20_Text">info ls</text:span></text:p>
            </text:list-item>
          </text:list>
          <text:p text:style-name="P3"><text:span text:style-name="Strong_20_Emphasis">✅ Respuesta: </text:span>a) <text:span text:style-name="Source_20_Text">ls --help</text:span></text:p>
        </text:list-item>
        <text:list-item>
          <text:p text:style-name="P3">¿Qué comando es interno del shell?</text:p>
          <text:list>
            <text:list-item>
              <text:p text:style-name="P4">a) <text:span text:style-name="Source_20_Text">cp</text:span></text:p>
            </text:list-item>
            <text:list-item>
              <text:p text:style-name="P4">b) <text:span text:style-name="Source_20_Text">mv</text:span></text:p>
            </text:list-item>
            <text:list-item>
              <text:p text:style-name="P4">c) <text:span text:style-name="Source_20_Text">cd</text:span></text:p>
            </text:list-item>
            <text:list-item>
              <text:p text:style-name="P3">d) <text:span text:style-name="Source_20_Text">rm</text:span></text:p>
            </text:list-item>
          </text:list>
          <text:p text:style-name="P3"><text:span text:style-name="Strong_20_Emphasis">✅ Respuesta: </text:span>c) <text:span text:style-name="Source_20_Text">cd</text:span></text:p>
        </text:list-item>
        <text:list-item>
          <text:p text:style-name="P3">¿Para qué sirve el comando <text:span text:style-name="Source_20_Text">man -k</text:span>?</text:p>
          <text:list>
            <text:list-item>
              <text:p text:style-name="P4">a) Muestra todas las páginas de manual</text:p>
            </text:list-item>
            <text:list-item>
              <text:p text:style-name="P4">b) Busca palabras clave en los nombres y descripciones de comandos</text:p>
            </text:list-item>
            <text:list-item>
              <text:p text:style-name="P4">c) Elimina páginas de manual innecesarias</text:p>
            </text:list-item>
            <text:list-item>
              <text:p text:style-name="P3">d) Actualiza la base de datos del manual</text:p>
            </text:list-item>
          </text:list>
          <text:p text:style-name="P3"><text:span text:style-name="Strong_20_Emphasis">✅ Respuesta: </text:span>b) Busca palabras clave en los nombres y descripciones de comandos</text:p>
        </text:list-item>
        <text:list-item>
          <text:p text:style-name="P3">¿Cómo obtienes ayuda sobre el uso de <text:span text:style-name="Source_20_Text">grep</text:span>?</text:p>
          <text:list>
            <text:list-item>
              <text:p text:style-name="P4">a) <text:span text:style-name="Source_20_Text">help grep</text:span></text:p>
            </text:list-item>
            <text:list-item>
              <text:p text:style-name="P4">b) <text:span text:style-name="Source_20_Text">grep help</text:span></text:p>
            </text:list-item>
            <text:list-item>
              <text:p text:style-name="P4">c) <text:span text:style-name="Source_20_Text">man grep</text:span></text:p>
            </text:list-item>
            <text:list-item>
              <text:p text:style-name="P3">d) <text:span text:style-name="Source_20_Text">grep --man</text:span></text:p>
            </text:list-item>
          </text:list>
          <text:p text:style-name="P3"><text:span text:style-name="Strong_20_Emphasis">✅ Respuesta: </text:span>c) <text:span text:style-name="Source_20_Text">man grep</text:span></text:p>
        </text:list-item>
        <text:list-item>
          <text:p text:style-name="P3">¿Qué indica que un comando sea "interno"?</text:p>
          <text:list>
            <text:list-item>
              <text:p text:style-name="P4">a) Que se ejecuta desde un archivo binario</text:p>
            </text:list-item>
            <text:list-item>
              <text:p text:style-name="P4">b) Que solo puede usarse como root</text:p>
            </text:list-item>
            <text:list-item>
              <text:p text:style-name="P4"><text:soft-page-break/>c) Que está incluido directamente en el shell</text:p>
            </text:list-item>
            <text:list-item>
              <text:p text:style-name="P3">d) Que no tiene documentación</text:p>
            </text:list-item>
          </text:list>
          <text:p text:style-name="P3"><text:span text:style-name="Strong_20_Emphasis">✅ Respuesta: </text:span>c) Que está incluido directamente en el shell</text:p>
        </text:list-item>
        <text:list-item>
          <text:p text:style-name="P3">¿Cómo buscas comandos relacionados con "proceso" usando <text:span text:style-name="Source_20_Text">man</text:span>?</text:p>
          <text:list>
            <text:list-item>
              <text:p text:style-name="P4">a) <text:span text:style-name="Source_20_Text">man -p proceso</text:span></text:p>
            </text:list-item>
            <text:list-item>
              <text:p text:style-name="P4">b) <text:span text:style-name="Source_20_Text">man -k proceso</text:span></text:p>
            </text:list-item>
            <text:list-item>
              <text:p text:style-name="P4">c) <text:span text:style-name="Source_20_Text">man proceso</text:span></text:p>
            </text:list-item>
            <text:list-item>
              <text:p text:style-name="P3">d) <text:span text:style-name="Source_20_Text">man search proceso</text:span></text:p>
            </text:list-item>
          </text:list>
          <text:p text:style-name="P3"><text:span text:style-name="Strong_20_Emphasis">✅ Respuesta: </text:span>b) <text:span text:style-name="Source_20_Text">man -k proceso</text:span></text:p>
        </text:list-item>
        <text:list-item>
          <text:p text:style-name="P3">¿Qué hace el comando <text:span text:style-name="Source_20_Text">which ls</text:span>?</text:p>
          <text:list>
            <text:list-item>
              <text:p text:style-name="P4">a) Muestra dónde se encuentra el binario de <text:span text:style-name="Source_20_Text">ls</text:span></text:p>
            </text:list-item>
            <text:list-item>
              <text:p text:style-name="P4">b) Ejecuta <text:span text:style-name="Source_20_Text">ls</text:span> con privilegios elevados</text:p>
            </text:list-item>
            <text:list-item>
              <text:p text:style-name="P4">c) Muestra la ayuda corta de <text:span text:style-name="Source_20_Text">ls</text:span></text:p>
            </text:list-item>
            <text:list-item>
              <text:p text:style-name="P3">d) Borra el historial de <text:span text:style-name="Source_20_Text">ls</text:span></text:p>
            </text:list-item>
          </text:list>
          <text:p text:style-name="P3"><text:span text:style-name="Strong_20_Emphasis">✅ Respuesta: </text:span>a) Muestra dónde se encuentra el binario de <text:span text:style-name="Source_20_Text">ls</text:span></text:p>
        </text:list-item>
        <text:list-item>
          <text:p text:style-name="P3">¿Cuál de estos comandos es externo?</text:p>
          <text:list>
            <text:list-item>
              <text:p text:style-name="P4">a) <text:span text:style-name="Source_20_Text">echo</text:span></text:p>
            </text:list-item>
            <text:list-item>
              <text:p text:style-name="P4">b) <text:span text:style-name="Source_20_Text">history</text:span></text:p>
            </text:list-item>
            <text:list-item>
              <text:p text:style-name="P4">c) <text:span text:style-name="Source_20_Text">pwd</text:span></text:p>
            </text:list-item>
            <text:list-item>
              <text:p text:style-name="P3">d) <text:span text:style-name="Source_20_Text">top</text:span></text:p>
            </text:list-item>
          </text:list>
          <text:p text:style-name="P3"><text:span text:style-name="Strong_20_Emphasis">✅ Respuesta: </text:span>d) <text:span text:style-name="Source_20_Text">top</text:span></text:p>
        </text:list-item>
        <text:list-item>
          <text:p text:style-name="P3">¿Cómo obtienes ayuda detallada sobre <text:span text:style-name="Source_20_Text">chmod</text:span>?</text:p>
          <text:list>
            <text:list-item>
              <text:p text:style-name="P4">a) <text:span text:style-name="Source_20_Text">help chmod</text:span></text:p>
            </text:list-item>
            <text:list-item>
              <text:p text:style-name="P4">b) <text:span text:style-name="Source_20_Text">man chmod</text:span></text:p>
            </text:list-item>
            <text:list-item>
              <text:p text:style-name="P4">c) <text:span text:style-name="Source_20_Text">info chmod</text:span></text:p>
            </text:list-item>
            <text:list-item>
              <text:p text:style-name="P3">d) <text:span text:style-name="Source_20_Text">--help chmod</text:span></text:p>
            </text:list-item>
          </text:list>
          <text:p text:style-name="P3"><text:span text:style-name="Strong_20_Emphasis">✅ Respuesta: </text:span>b) <text:span text:style-name="Source_20_Text">man chmod</text:span></text:p>
        </text:list-item>
        <text:list-item>
          <text:p text:style-name="P3">¿Qué significa que un comando esté en <text:span text:style-name="Source_20_Text">/usr/bin/</text:span>?</text:p>
          <text:list>
            <text:list-item>
              <text:p text:style-name="P4">a) Es un comando interno del shell</text:p>
            </text:list-item>
            <text:list-item>
              <text:p text:style-name="P4">b) Es parte del núcleo del sistema</text:p>
            </text:list-item>
            <text:list-item>
              <text:p text:style-name="P4">c) Es un comando externo disponible para todos los usuarios</text:p>
            </text:list-item>
            <text:list-item>
              <text:p text:style-name="P3">d) Solo lo puede usar el administrador</text:p>
            </text:list-item>
          </text:list>
          <text:p text:style-name="P3"><text:span text:style-name="Strong_20_Emphasis">✅ Respuesta: </text:span>c) Es un comando externo disponible para todos los usuarios</text:p>
        </text:list-item>
        <text:list-item>
          <text:p text:style-name="P3">¿Qué comando puedes usar para saber si <text:span text:style-name="Source_20_Text">date</text:span> es interno o externo?</text:p>
          <text:list>
            <text:list-item>
              <text:p text:style-name="P4">a) <text:span text:style-name="Source_20_Text">type date</text:span></text:p>
            </text:list-item>
            <text:list-item>
              <text:p text:style-name="P4">b) <text:span text:style-name="Source_20_Text">is date</text:span></text:p>
            </text:list-item>
            <text:list-item>
              <text:p text:style-name="P4"><text:soft-page-break/>c) <text:span text:style-name="Source_20_Text">check date</text:span></text:p>
            </text:list-item>
            <text:list-item>
              <text:p text:style-name="P3">d) <text:span text:style-name="Source_20_Text">internal date</text:span></text:p>
            </text:list-item>
          </text:list>
          <text:p text:style-name="P3"><text:span text:style-name="Strong_20_Emphasis">✅ Respuesta: </text:span>a) <text:span text:style-name="Source_20_Text">type date</text:span></text:p>
        </text:list-item>
        <text:list-item>
          <text:p text:style-name="P3">¿Cuál de estos NO es un comando interno del shell?</text:p>
          <text:list>
            <text:list-item>
              <text:p text:style-name="P4">a) <text:span text:style-name="Source_20_Text">alias</text:span></text:p>
            </text:list-item>
            <text:list-item>
              <text:p text:style-name="P4">b) <text:span text:style-name="Source_20_Text">export</text:span></text:p>
            </text:list-item>
            <text:list-item>
              <text:p text:style-name="P4">c) <text:span text:style-name="Source_20_Text">cat</text:span></text:p>
            </text:list-item>
            <text:list-item>
              <text:p text:style-name="P3">d) <text:span text:style-name="Source_20_Text">source</text:span></text:p>
            </text:list-item>
          </text:list>
          <text:p text:style-name="P3"><text:span text:style-name="Strong_20_Emphasis">✅ Respuesta: </text:span>c) <text:span text:style-name="Source_20_Text">cat</text:span></text:p>
        </text:list-item>
        <text:list-item>
          <text:p text:style-name="P3">¿Qué opción del comando <text:span text:style-name="Source_20_Text">man</text:span> permite buscar dentro de la página?</text:p>
          <text:list>
            <text:list-item>
              <text:p text:style-name="P4">a) <text:span text:style-name="Source_20_Text">/palabra</text:span></text:p>
            </text:list-item>
            <text:list-item>
              <text:p text:style-name="P4">b) <text:span text:style-name="Source_20_Text">find palabra</text:span></text:p>
            </text:list-item>
            <text:list-item>
              <text:p text:style-name="P4">c) <text:span text:style-name="Source_20_Text">search palabra</text:span></text:p>
            </text:list-item>
            <text:list-item>
              <text:p text:style-name="P3">d) <text:span text:style-name="Source_20_Text">locate palabra</text:span></text:p>
            </text:list-item>
          </text:list>
          <text:p text:style-name="P3"><text:span text:style-name="Strong_20_Emphasis">✅ Respuesta: </text:span>a) <text:span text:style-name="Source_20_Text">/palabra</text:span></text:p>
        </text:list-item>
        <text:list-item>
          <text:p text:style-name="P3">¿Cuál de estos comandos muestra ayuda integrada del propio comando?</text:p>
          <text:list>
            <text:list-item>
              <text:p text:style-name="P4">a) <text:span text:style-name="Source_20_Text">man</text:span></text:p>
            </text:list-item>
            <text:list-item>
              <text:p text:style-name="P4">b) <text:span text:style-name="Source_20_Text">info</text:span></text:p>
            </text:list-item>
            <text:list-item>
              <text:p text:style-name="P4">c) <text:span text:style-name="Source_20_Text">--help</text:span></text:p>
            </text:list-item>
            <text:list-item>
              <text:p text:style-name="P3">d) <text:span text:style-name="Source_20_Text">help</text:span></text:p>
            </text:list-item>
          </text:list>
          <text:p text:style-name="P3"><text:span text:style-name="Strong_20_Emphasis">✅ Respuesta: </text:span>c) <text:span text:style-name="Source_20_Text">--help</text:span></text:p>
        </text:list-item>
      </text:list>
      <text:p text:style-name="Horizontal_20_Line"/>
      <text:h text:style-name="P1" text:outline-level="2">Sección 2: Movimiento en el sistema de archivos y operaciones básicas</text:h>
      <text:h text:style-name="P2" text:outline-level="3">Tipo Abierto / Escenario / Práctico</text:h>
      <text:list text:style-name="L2">
        <text:list-item>
          <text:p text:style-name="P5">Escribe el comando para mostrar la ruta del directorio actual.</text:p>
          <text:p text:style-name="P5"><text:span text:style-name="Strong_20_Emphasis">✅ Respuesta: </text:span><text:span text:style-name="Source_20_Text">pwd</text:span></text:p>
        </text:list-item>
        <text:list-item>
          <text:p text:style-name="P5">¿Cómo cambias al directorio raíz?</text:p>
          <text:p text:style-name="P5"><text:span text:style-name="Strong_20_Emphasis">✅ Respuesta: </text:span><text:span text:style-name="Source_20_Text">cd /</text:span></text:p>
        </text:list-item>
        <text:list-item>
          <text:p text:style-name="P5">¿Cómo mueves el archivo <text:span text:style-name="Source_20_Text">archivo.txt</text:span> desde tu carpeta actual a <text:span text:style-name="Source_20_Text">/home/user/docs/</text:span>?</text:p>
          <text:p text:style-name="P5"><text:span text:style-name="Strong_20_Emphasis">✅ Respuesta: </text:span><text:span text:style-name="Source_20_Text">mv archivo.txt /home/user/docs/</text:span></text:p>
        </text:list-item>
        <text:list-item>
          <text:p text:style-name="P5">Escribe el comando para listar archivos ocultos en el directorio actual.</text:p>
          <text:p text:style-name="P5"><text:soft-page-break/><text:span text:style-name="Strong_20_Emphasis">✅ Respuesta: </text:span><text:span text:style-name="Source_20_Text">ls -a</text:span></text:p>
        </text:list-item>
        <text:list-item>
          <text:p text:style-name="P5">¿Cómo creas una carpeta llamada <text:span text:style-name="Source_20_Text">nueva_carpeta</text:span> en el directorio actual?</text:p>
          <text:p text:style-name="P5"><text:span text:style-name="Strong_20_Emphasis">✅ Respuesta: </text:span><text:span text:style-name="Source_20_Text">mkdir nueva_carpeta</text:span></text:p>
        </text:list-item>
        <text:list-item>
          <text:p text:style-name="P5">¿Cómo copias el archivo <text:span text:style-name="Source_20_Text">datos.csv</text:span> a la carpeta <text:span text:style-name="Source_20_Text">respaldos</text:span>?</text:p>
          <text:p text:style-name="P5"><text:span text:style-name="Strong_20_Emphasis">✅ Respuesta: </text:span><text:span text:style-name="Source_20_Text">cp datos.csv respaldos/</text:span></text:p>
        </text:list-item>
        <text:list-item>
          <text:p text:style-name="P5">¿Qué comando usarías para eliminar permanentemente el archivo <text:span text:style-name="Source_20_Text">temporal.tmp</text:span>?</text:p>
          <text:p text:style-name="P5"><text:span text:style-name="Strong_20_Emphasis">✅ Respuesta: </text:span><text:span text:style-name="Source_20_Text">rm temporal.tmp</text:span></text:p>
        </text:list-item>
        <text:list-item>
          <text:p text:style-name="P5">¿Cómo borras recursivamente la carpeta <text:span text:style-name="Source_20_Text">backup/</text:span> y todo su contenido?</text:p>
          <text:p text:style-name="P5"><text:span text:style-name="Strong_20_Emphasis">✅ Respuesta: </text:span><text:span text:style-name="Source_20_Text">rm -r backup/</text:span></text:p>
        </text:list-item>
        <text:list-item>
          <text:p text:style-name="P5">Escribe el comando para mostrar el contenido de <text:span text:style-name="Source_20_Text">notas.txt</text:span>.</text:p>
          <text:p text:style-name="P5"><text:span text:style-name="Strong_20_Emphasis">✅ Respuesta: </text:span><text:span text:style-name="Source_20_Text">cat notas.txt</text:span></text:p>
        </text:list-item>
        <text:list-item>
          <text:p text:style-name="P5">¿Cómo cambias al directorio personal del usuario actual?</text:p>
          <text:p text:style-name="P5"><text:span text:style-name="Strong_20_Emphasis">✅ Respuesta: </text:span><text:span text:style-name="Source_20_Text">cd ~</text:span> o <text:span text:style-name="Source_20_Text">cd</text:span></text:p>
        </text:list-item>
        <text:list-item>
          <text:p text:style-name="P5">¿Cómo listas el contenido de <text:span text:style-name="Source_20_Text">/etc</text:span> ordenado por tamaño?</text:p>
          <text:p text:style-name="P5"><text:span text:style-name="Strong_20_Emphasis">✅ Respuesta: </text:span><text:span text:style-name="Source_20_Text">ls -lhS /etc</text:span></text:p>
        </text:list-item>
        <text:list-item>
          <text:p text:style-name="P5">¿Cómo creas un archivo vacío llamado <text:span text:style-name="Source_20_Text">registro.log</text:span>?</text:p>
          <text:p text:style-name="P5"><text:span text:style-name="Strong_20_Emphasis">✅ Respuesta: </text:span><text:span text:style-name="Source_20_Text">touch registro.log</text:span></text:p>
        </text:list-item>
        <text:list-item>
          <text:p text:style-name="P5">¿Cómo mueves el archivo <text:span text:style-name="Source_20_Text">foto.jpg</text:span> a la carpeta <text:span text:style-name="Source_20_Text">imagenes/</text:span> que está en el mismo nivel?</text:p>
          <text:p text:style-name="P5"><text:span text:style-name="Strong_20_Emphasis">✅ Respuesta: </text:span><text:span text:style-name="Source_20_Text">mv foto.jpg imagenes/</text:span></text:p>
        </text:list-item>
        <text:list-item>
          <text:p text:style-name="P5">¿Cómo copias recursivamente toda la carpeta <text:span text:style-name="Source_20_Text">documentos/</text:span> a otra ubicación?</text:p>
          <text:p text:style-name="P5"><text:span text:style-name="Strong_20_Emphasis">✅ Respuesta: </text:span><text:span text:style-name="Source_20_Text">cp -r documentos/ destino/</text:span></text:p>
        </text:list-item>
        <text:list-item>
          <text:p text:style-name="P5">¿Cómo cambias al directorio padre del actual?</text:p>
          <text:p text:style-name="P5"><text:span text:style-name="Strong_20_Emphasis">✅ Respuesta: </text:span><text:span text:style-name="Source_20_Text">cd ..</text:span></text:p>
        </text:list-item>
      </text:list>
      <text:p text:style-name="Horizontal_20_Line"/>
      <text:h text:style-name="P1" text:outline-level="2">Sección 3: Enlaces simbólicos, permisos, compresión y propietarios</text:h>
      <text:h text:style-name="P2" text:outline-level="3">Tipo Abierto / Escenario / Práctico</text:h>
      <text:list text:style-name="L3">
        <text:list-item>
          <text:p text:style-name="P6">Escribe el comando para crear un enlace simbólico de <text:span text:style-name="Source_20_Text">archivo.txt</text:span> llamado <text:span text:style-name="Source_20_Text">enlace.txt</text:span>.</text:p>
          <text:p text:style-name="P6"><text:soft-page-break/><text:span text:style-name="Strong_20_Emphasis">✅ Respuesta: </text:span><text:span text:style-name="Source_20_Text">ln -s archivo.txt enlace.txt</text:span></text:p>
        </text:list-item>
        <text:list-item>
          <text:p text:style-name="P6">¿Cómo cambias los permisos del archivo <text:span text:style-name="Source_20_Text">script.sh</text:span> para que sea ejecutable por el dueño?</text:p>
          <text:p text:style-name="P6"><text:span text:style-name="Strong_20_Emphasis">✅ Respuesta: </text:span><text:span text:style-name="Source_20_Text">chmod u+x script.sh</text:span></text:p>
        </text:list-item>
        <text:list-item>
          <text:p text:style-name="P6">¿Qué comando usarías para cambiar el propietario de <text:span text:style-name="Source_20_Text">datos.txt</text:span> al usuario <text:span text:style-name="Source_20_Text">juan</text:span>?</text:p>
          <text:p text:style-name="P6"><text:span text:style-name="Strong_20_Emphasis">✅ Respuesta: </text:span><text:span text:style-name="Source_20_Text">chown juan datos.txt</text:span></text:p>
        </text:list-item>
        <text:list-item>
          <text:p text:style-name="P6">¿Cómo comprimes la carpeta <text:span text:style-name="Source_20_Text">informes/</text:span> en un archivo <text:span text:style-name="Source_20_Text">.tar.gz</text:span> llamado <text:span text:style-name="Source_20_Text">backup.tar.gz</text:span>?</text:p>
          <text:p text:style-name="P6"><text:span text:style-name="Strong_20_Emphasis">✅ Respuesta: </text:span><text:span text:style-name="Source_20_Text">tar -czvf backup.tar.gz informes/</text:span></text:p>
        </text:list-item>
        <text:list-item>
          <text:p text:style-name="P6">¿Cómo descomprimes el archivo <text:span text:style-name="Source_20_Text">backup.tar.gz</text:span>?</text:p>
          <text:p text:style-name="P6"><text:span text:style-name="Strong_20_Emphasis">✅ Respuesta: </text:span><text:span text:style-name="Source_20_Text">tar -xzvf backup.tar.gz</text:span></text:p>
        </text:list-item>
        <text:list-item>
          <text:p text:style-name="P6">¿Qué comando te muestra los permisos actuales de un archivo?</text:p>
          <text:p text:style-name="P6"><text:span text:style-name="Strong_20_Emphasis">✅ Respuesta: </text:span><text:span text:style-name="Source_20_Text">ls -l nombre_archivo</text:span></text:p>
        </text:list-item>
        <text:list-item>
          <text:p text:style-name="P6">¿Cómo das permiso de lectura y escritura a todos los usuarios del archivo <text:span text:style-name="Source_20_Text">datos.conf</text:span>?</text:p>
          <text:p text:style-name="P6"><text:span text:style-name="Strong_20_Emphasis">✅ Respuesta: </text:span><text:span text:style-name="Source_20_Text">chmod a+rw datos.conf</text:span></text:p>
        </text:list-item>
        <text:list-item>
          <text:p text:style-name="P6">¿Cómo cambias el grupo propietario del archivo <text:span text:style-name="Source_20_Text">reporte.pdf</text:span> al grupo <text:span text:style-name="Source_20_Text">ventas</text:span>?</text:p>
          <text:p text:style-name="P6"><text:span text:style-name="Strong_20_Emphasis">✅ Respuesta: </text:span><text:span text:style-name="Source_20_Text">chown :ventas reporte.pdf</text:span></text:p>
        </text:list-item>
        <text:list-item>
          <text:p text:style-name="P6">¿Cómo creas un enlace simbólico al directorio <text:span text:style-name="Source_20_Text">proyectos/</text:span> llamado <text:span text:style-name="Source_20_Text">mis_proyectos</text:span>?</text:p>
          <text:p text:style-name="P6"><text:span text:style-name="Strong_20_Emphasis">✅ Respuesta: </text:span><text:span text:style-name="Source_20_Text">ln -s proyectos/ mis_proyectos</text:span></text:p>
        </text:list-item>
        <text:list-item>
          <text:p text:style-name="P6">¿Qué comando usarías para verificar quién es el propietario actual de <text:span text:style-name="Source_20_Text">archivo.txt</text:span>?</text:p>
          <text:p text:style-name="P6"><text:span text:style-name="Strong_20_Emphasis">✅ Respuesta: </text:span><text:span text:style-name="Source_20_Text">ls -l archivo.txt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19:20.009860082</meta:creation-date>
    <dc:date>2025-05-15T19:40:36.474138008</dc:date>
    <meta:editing-duration>PT11M4S</meta:editing-duration>
    <meta:editing-cycles>1</meta:editing-cycles>
    <meta:document-statistic meta:table-count="0" meta:image-count="0" meta:object-count="0" meta:page-count="5" meta:paragraph-count="146" meta:word-count="986" meta:character-count="5303" meta:non-whitespace-character-count="4570"/>
    <meta:generator>LibreOffice/24.2.2.2$Linux_X86_64 LibreOffice_project/d56cc158d8a96260b836f100ef4b4ef25d6f1a01</meta:generator>
  </office:meta>
</office:document-meta>
</file>